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Holder.releas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nectionHolder.ConnectionHolder( Connection connection , boolean transaction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Hold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Holder.setConnection( @ Nullable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older.isTransac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older.setTransactionActive( boolean transaction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older.has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ol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Holder.ConnectionHolder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